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he Primary Key constraints</text:p>
      <text:p text:style-name="Standard"/>
      <text:p text:style-name="Standard">ALTER TABLE vocab_5_0_31.concept ADD CONSTRAINT xpk_concept PRIMARY KEY (concept_id);</text:p>
      <text:p text:style-name="Standard"/>
      <text:p text:style-name="Standard">ALTER TABLE vocab_5_0_31.vocabulary ADD CONSTRAINT xpk_vocabulary PRIMARY KEY (vocabulary_id);</text:p>
      <text:p text:style-name="Standard"/>
      <text:p text:style-name="Standard">ALTER TABLE vocab_5_0_31.domain ADD CONSTRAINT xpk_domain PRIMARY KEY (domain_id);</text:p>
      <text:p text:style-name="Standard"/>
      <text:p text:style-name="Standard">ALTER TABLE vocab_5_0_31.concept_class ADD CONSTRAINT xpk_concept_class PRIMARY KEY (concept_class_id);</text:p>
      <text:p text:style-name="Standard"/>
      <text:p text:style-name="Standard">ALTER TABLE vocab_5_0_31.concept_relationship ADD CONSTRAINT xpk_concept_relationship PRIMARY KEY (concept_id_1,concept_id_2,relationship_id);</text:p>
      <text:p text:style-name="Standard"/>
      <text:p text:style-name="Standard">ALTER TABLE vocab_5_0_31.relationship ADD CONSTRAINT xpk_relationship PRIMARY KEY (relationship_id);</text:p>
      <text:p text:style-name="Standard"/>
      <text:p text:style-name="Standard">ALTER TABLE vocab_5_0_31.concept_ancestor ADD CONSTRAINT xpk_concept_ancestor PRIMARY KEY (ancestor_concept_id,descendant_concept_id);</text:p>
      <text:p text:style-name="Standard"/>
      <text:p text:style-name="Standard">ALTER TABLE vocab_5_0_31.source_to_concept_map ADD CONSTRAINT xpk_source_to_concept_map PRIMARY KEY (source_vocabulary_id,target_concept_id,source_code,valid_end_date);</text:p>
      <text:p text:style-name="Standard"/>
      <text:p text:style-name="Standard">ALTER TABLE vocab_5_0_31.drug_strength ADD CONSTRAINT xpk_drug_strength PRIMARY KEY (drug_concept_id, ingredient_concept_id);</text:p>
      <text:p text:style-name="Standard"/>
      <text:p text:style-name="Standard">ALTER TABLE vocab_5_0_31.cohort_definition ADD CONSTRAINT xpk_cohort_definition PRIMARY KEY (cohort_definition_id);</text:p>
      <text:p text:style-name="Standard"/>
      <text:p text:style-name="Standard">ALTER TABLE vocab_5_0_31.attribute_definition ADD CONSTRAINT xpk_attribute_definition PRIMARY KEY (attribute_definition_id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thagata Bhattacharjee</meta:initial-creator>
    <meta:creation-date>2023-07-25T11:30:36.87</meta:creation-date>
    <meta:document-statistic meta:table-count="0" meta:image-count="0" meta:object-count="0" meta:page-count="1" meta:paragraph-count="12" meta:word-count="105" meta:character-count="1306"/>
    <dc:date>2023-07-25T11:31:40.35</dc:date>
    <dc:creator>Tathagata Bhattacharjee</dc:creator>
    <meta:editing-duration>PT1M4S</meta:editing-duration>
    <meta:editing-cycles>1</meta:editing-cycles>
    <meta:generator>OpenOffice/4.1.12$Win32 OpenOffice.org_project/4112m1$Build-9809</meta:generator>
  </office:meta>
</office:document-meta>
</file>